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text-properties officeooo:rsid="001364d6" officeooo:paragraph-rsid="001bb2db"/>
    </style:style>
    <style:style style:name="P3" style:family="paragraph" style:parent-style-name="Standard">
      <style:text-properties officeooo:rsid="001364d6" officeooo:paragraph-rsid="002853de"/>
    </style:style>
    <style:style style:name="P4" style:family="paragraph" style:parent-style-name="Standard">
      <style:text-properties officeooo:rsid="001364d6" officeooo:paragraph-rsid="0040a582"/>
    </style:style>
    <style:style style:name="P5" style:family="paragraph" style:parent-style-name="Standard">
      <style:text-properties officeooo:rsid="001364d6" officeooo:paragraph-rsid="005ff0fa"/>
    </style:style>
    <style:style style:name="P6" style:family="paragraph" style:parent-style-name="Standard">
      <style:text-properties officeooo:rsid="001364d6" officeooo:paragraph-rsid="00687422"/>
    </style:style>
    <style:style style:name="P7" style:family="paragraph" style:parent-style-name="Standard">
      <style:text-properties officeooo:rsid="001364d6" officeooo:paragraph-rsid="007a1a05"/>
    </style:style>
    <style:style style:name="P8" style:family="paragraph" style:parent-style-name="Standard">
      <style:paragraph-properties fo:text-align="center" style:justify-single-word="false"/>
      <style:text-properties officeooo:rsid="001364d6" officeooo:paragraph-rsid="001364d6"/>
    </style:style>
    <style:style style:name="P9" style:family="paragraph" style:parent-style-name="Standard">
      <style:text-properties officeooo:rsid="001364d6" officeooo:paragraph-rsid="009bb836"/>
    </style:style>
    <style:style style:name="P10" style:family="paragraph" style:parent-style-name="Standard">
      <style:text-properties officeooo:rsid="001364d6" officeooo:paragraph-rsid="00c61ca2"/>
    </style:style>
    <style:style style:name="P11" style:family="paragraph" style:parent-style-name="Standard">
      <style:text-properties fo:font-style="italic" officeooo:rsid="001364d6" officeooo:paragraph-rsid="0040a582" style:font-style-asian="italic" style:font-style-complex="italic"/>
    </style:style>
    <style:style style:name="P12" style:family="paragraph" style:parent-style-name="Standard">
      <style:text-properties fo:font-style="italic" officeooo:rsid="001364d6" officeooo:paragraph-rsid="001364d6" style:font-style-asian="italic" style:font-style-complex="italic"/>
    </style:style>
    <style:style style:name="P13"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4" style:family="paragraph" style:parent-style-name="Standard">
      <style:text-properties officeooo:rsid="005ff0fa" officeooo:paragraph-rsid="005ff0fa"/>
    </style:style>
    <style:style style:name="P15" style:family="paragraph" style:parent-style-name="Standard">
      <style:text-properties style:font-name="FreeMono" officeooo:rsid="001364d6" officeooo:paragraph-rsid="001364d6"/>
    </style:style>
    <style:style style:name="P16" style:family="paragraph" style:parent-style-name="Standard">
      <style:text-properties style:font-name="FreeMono" officeooo:rsid="001364d6" officeooo:paragraph-rsid="00de1c45"/>
    </style:style>
    <style:style style:name="P17" style:family="paragraph" style:parent-style-name="Standard">
      <style:text-properties officeooo:rsid="00852f4b" officeooo:paragraph-rsid="009bb836"/>
    </style:style>
    <style:style style:name="P18" style:family="paragraph" style:parent-style-name="Standard">
      <style:text-properties officeooo:rsid="0093c8ea" officeooo:paragraph-rsid="001364d6"/>
    </style:style>
    <style:style style:name="P19" style:family="paragraph" style:parent-style-name="Standard">
      <style:text-properties officeooo:rsid="0093c8ea" officeooo:paragraph-rsid="0093c8ea"/>
    </style:style>
    <style:style style:name="P20" style:family="paragraph" style:parent-style-name="Standard">
      <style:text-properties officeooo:rsid="0093c8ea" officeooo:paragraph-rsid="00e1835c"/>
    </style:style>
    <style:style style:name="P21" style:family="paragraph" style:parent-style-name="Standard">
      <style:text-properties officeooo:rsid="0093c8ea" officeooo:paragraph-rsid="00e593c2"/>
    </style:style>
    <style:style style:name="P22" style:family="paragraph" style:parent-style-name="Standard">
      <style:text-properties officeooo:rsid="009bb836" officeooo:paragraph-rsid="009bb836"/>
    </style:style>
    <style:style style:name="P23" style:family="paragraph" style:parent-style-name="Standard">
      <style:text-properties officeooo:rsid="00c61ca2" officeooo:paragraph-rsid="00c61ca2"/>
    </style:style>
    <style:style style:name="P24" style:family="paragraph" style:parent-style-name="Standard">
      <style:paragraph-properties fo:text-align="end" style:justify-single-word="false"/>
    </style:style>
    <style:style style:name="P25" style:family="paragraph" style:parent-style-name="Standard">
      <style:text-properties officeooo:rsid="00191656" officeooo:paragraph-rsid="00191656"/>
    </style:style>
    <style:style style:name="P26" style:family="paragraph" style:parent-style-name="Standard">
      <style:text-properties fo:font-style="normal" officeooo:rsid="001364d6" officeooo:paragraph-rsid="001364d6" style:font-style-asian="normal" style:font-style-complex="normal"/>
    </style:style>
    <style:style style:name="P27" style:family="paragraph" style:parent-style-name="Standard">
      <style:text-properties officeooo:rsid="00defcdf" officeooo:paragraph-rsid="00defcdf"/>
    </style:style>
    <style:style style:name="P28" style:family="paragraph" style:parent-style-name="Footnote">
      <style:text-properties officeooo:rsid="00852f4b" officeooo:paragraph-rsid="00852f4b"/>
    </style:style>
    <style:style style:name="P29" style:family="paragraph" style:parent-style-name="Footnote">
      <style:text-properties officeooo:rsid="00a7215d" officeooo:paragraph-rsid="00a7215d"/>
    </style:style>
    <style:style style:name="P30" style:family="paragraph" style:parent-style-name="Footnote">
      <style:text-properties officeooo:rsid="0062cb99"/>
    </style:style>
    <style:style style:name="P31" style:family="paragraph" style:parent-style-name="Contents_20_1">
      <style:paragraph-properties>
        <style:tab-stops>
          <style:tab-stop style:position="6.9in" style:type="right" style:leader-style="dotted" style:leader-text="."/>
        </style:tab-stops>
      </style:paragraph-properties>
    </style:style>
    <style:style style:name="P32" style:family="paragraph" style:parent-style-name="Contents_20_2">
      <style:paragraph-properties>
        <style:tab-stops>
          <style:tab-stop style:position="6.7035in" style:type="right" style:leader-style="dotted" style:leader-text="."/>
        </style:tab-stops>
      </style:paragraph-properties>
    </style:style>
    <style:style style:name="P33" style:family="paragraph" style:parent-style-name="Contents_20_3">
      <style:paragraph-properties>
        <style:tab-stops>
          <style:tab-stop style:position="6.5071in" style:type="right" style:leader-style="dotted" style:leader-text="."/>
        </style:tab-stops>
      </style:paragraph-properties>
    </style:style>
    <style:style style:name="P34" style:family="paragraph" style:parent-style-name="Standard" style:list-style-name="L1">
      <style:text-properties officeooo:rsid="001364d6" officeooo:paragraph-rsid="001364d6"/>
    </style:style>
    <style:style style:name="P35" style:family="paragraph" style:parent-style-name="Standard" style:list-style-name="L2">
      <style:text-properties officeooo:rsid="001364d6" officeooo:paragraph-rsid="001364d6"/>
    </style:style>
    <style:style style:name="P36" style:family="paragraph" style:parent-style-name="Standard">
      <style:text-properties officeooo:rsid="001364d6" officeooo:paragraph-rsid="00e745cc"/>
    </style:style>
    <style:style style:name="P37" style:family="paragraph" style:parent-style-name="Standard">
      <style:text-properties officeooo:rsid="001364d6" officeooo:paragraph-rsid="001364d6"/>
    </style:style>
    <style:style style:name="P38" style:family="paragraph" style:parent-style-name="Standard">
      <style:text-properties officeooo:rsid="001364d6" officeooo:paragraph-rsid="011611a1"/>
    </style:style>
    <style:style style:name="P39" style:family="paragraph" style:parent-style-name="Standard">
      <style:text-properties officeooo:rsid="001364d6" officeooo:paragraph-rsid="012747a4"/>
    </style:style>
    <style:style style:name="P40" style:family="paragraph" style:parent-style-name="Standard">
      <style:text-properties officeooo:rsid="001364d6" officeooo:paragraph-rsid="01278561"/>
    </style:style>
    <style:style style:name="P41" style:family="paragraph" style:parent-style-name="Standard">
      <style:text-properties officeooo:rsid="001364d6" officeooo:paragraph-rsid="0132e5a2"/>
    </style:style>
    <style:style style:name="P42" style:family="paragraph" style:parent-style-name="Standard">
      <style:text-properties officeooo:rsid="001364d6" officeooo:paragraph-rsid="01334491"/>
    </style:style>
    <style:style style:name="P43" style:family="paragraph" style:parent-style-name="Standard">
      <style:text-properties officeooo:rsid="001364d6" officeooo:paragraph-rsid="0138ecb5"/>
    </style:style>
    <style:style style:name="P44" style:family="paragraph" style:parent-style-name="Standard">
      <style:text-properties officeooo:rsid="00e1835c" officeooo:paragraph-rsid="00e1835c"/>
    </style:style>
    <style:style style:name="P45" style:family="paragraph" style:parent-style-name="Standard">
      <style:text-properties officeooo:rsid="00e593c2" officeooo:paragraph-rsid="00e593c2"/>
    </style:style>
    <style:style style:name="P46" style:family="paragraph" style:parent-style-name="Standard">
      <style:text-properties officeooo:rsid="00e593c2" officeooo:paragraph-rsid="00f9a8ec"/>
    </style:style>
    <style:style style:name="P47" style:family="paragraph" style:parent-style-name="Standard">
      <style:text-properties officeooo:rsid="00f13b48" officeooo:paragraph-rsid="00f38fff"/>
    </style:style>
    <style:style style:name="P48" style:family="paragraph" style:parent-style-name="Heading_20_1">
      <style:text-properties officeooo:rsid="012515f0" officeooo:paragraph-rsid="012515f0"/>
    </style:style>
    <style:style style:name="P49" style:family="paragraph" style:parent-style-name="Footnote">
      <style:text-properties officeooo:rsid="00ecbdf9" officeooo:paragraph-rsid="00ecbdf9"/>
    </style:style>
    <style:style style:name="P50" style:family="paragraph" style:parent-style-name="Footnote">
      <style:text-properties officeooo:rsid="00f57986" officeooo:paragraph-rsid="00f57986"/>
    </style:style>
    <style:style style:name="P51" style:family="paragraph" style:parent-style-name="Footnote">
      <style:text-properties officeooo:rsid="0110bf45" officeooo:paragraph-rsid="0110bf45"/>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fcebf4"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276620"/>
    </style:style>
    <style:style style:name="T12" style:family="text">
      <style:text-properties officeooo:rsid="002853de"/>
    </style:style>
    <style:style style:name="T13" style:family="text">
      <style:text-properties officeooo:rsid="002edd70"/>
    </style:style>
    <style:style style:name="T14" style:family="text">
      <style:text-properties officeooo:rsid="002fec6d"/>
    </style:style>
    <style:style style:name="T15" style:family="text">
      <style:text-properties officeooo:rsid="00363c4e"/>
    </style:style>
    <style:style style:name="T16" style:family="text">
      <style:text-properties officeooo:rsid="00381cf9"/>
    </style:style>
    <style:style style:name="T17" style:family="text">
      <style:text-properties officeooo:rsid="0039af08"/>
    </style:style>
    <style:style style:name="T18" style:family="text">
      <style:text-properties officeooo:rsid="003b87ce"/>
    </style:style>
    <style:style style:name="T19" style:family="text">
      <style:text-properties officeooo:rsid="003d2895"/>
    </style:style>
    <style:style style:name="T20" style:family="text">
      <style:text-properties officeooo:rsid="003ec6d0"/>
    </style:style>
    <style:style style:name="T21" style:family="text">
      <style:text-properties officeooo:rsid="0040043c"/>
    </style:style>
    <style:style style:name="T22" style:family="text">
      <style:text-properties officeooo:rsid="004a49d5"/>
    </style:style>
    <style:style style:name="T23" style:family="text">
      <style:text-properties officeooo:rsid="004ad35b"/>
    </style:style>
    <style:style style:name="T24" style:family="text">
      <style:text-properties fo:font-weight="bold" style:font-weight-asian="bold" style:font-weight-complex="bold"/>
    </style:style>
    <style:style style:name="T25" style:family="text">
      <style:text-properties officeooo:rsid="0057914f"/>
    </style:style>
    <style:style style:name="T26" style:family="text">
      <style:text-properties officeooo:rsid="0057c939"/>
    </style:style>
    <style:style style:name="T27" style:family="text">
      <style:text-properties officeooo:rsid="00590322"/>
    </style:style>
    <style:style style:name="T28" style:family="text">
      <style:text-properties officeooo:rsid="005c7777"/>
    </style:style>
    <style:style style:name="T29" style:family="text">
      <style:text-properties officeooo:rsid="005dd445"/>
    </style:style>
    <style:style style:name="T30" style:family="text">
      <style:text-properties officeooo:rsid="005f34b6"/>
    </style:style>
    <style:style style:name="T31" style:family="text">
      <style:text-properties officeooo:rsid="0061ce1c"/>
    </style:style>
    <style:style style:name="T32" style:family="text">
      <style:text-properties officeooo:rsid="00648f11"/>
    </style:style>
    <style:style style:name="T33" style:family="text">
      <style:text-properties officeooo:rsid="0064e585"/>
    </style:style>
    <style:style style:name="T34" style:family="text">
      <style:text-properties officeooo:rsid="006611b3"/>
    </style:style>
    <style:style style:name="T35" style:family="text">
      <style:text-properties officeooo:rsid="006739ee"/>
    </style:style>
    <style:style style:name="T36" style:family="text">
      <style:text-properties officeooo:rsid="0068bc63"/>
    </style:style>
    <style:style style:name="T37" style:family="text">
      <style:text-properties officeooo:rsid="006fce88"/>
    </style:style>
    <style:style style:name="T38" style:family="text">
      <style:text-properties officeooo:rsid="0072cf9f"/>
    </style:style>
    <style:style style:name="T39" style:family="text">
      <style:text-properties officeooo:rsid="0073378e"/>
    </style:style>
    <style:style style:name="T40" style:family="text">
      <style:text-properties officeooo:rsid="00751df0"/>
    </style:style>
    <style:style style:name="T41" style:family="text">
      <style:text-properties officeooo:rsid="0075e72f"/>
    </style:style>
    <style:style style:name="T42" style:family="text">
      <style:text-properties officeooo:rsid="0076f504"/>
    </style:style>
    <style:style style:name="T43" style:family="text">
      <style:text-properties officeooo:rsid="0077bf74"/>
    </style:style>
    <style:style style:name="T44" style:family="text">
      <style:text-properties officeooo:rsid="00788b10"/>
    </style:style>
    <style:style style:name="T45" style:family="text">
      <style:text-properties officeooo:rsid="007bf1e0"/>
    </style:style>
    <style:style style:name="T46" style:family="text">
      <style:text-properties officeooo:rsid="007d846f"/>
    </style:style>
    <style:style style:name="T47" style:family="text">
      <style:text-properties officeooo:rsid="00830868"/>
    </style:style>
    <style:style style:name="T48" style:family="text">
      <style:text-properties style:text-underline-style="solid" style:text-underline-width="auto" style:text-underline-color="font-color"/>
    </style:style>
    <style:style style:name="T49" style:family="text">
      <style:text-properties officeooo:rsid="00873d3f"/>
    </style:style>
    <style:style style:name="T50" style:family="text">
      <style:text-properties officeooo:rsid="00885af1"/>
    </style:style>
    <style:style style:name="T51" style:family="text">
      <style:text-properties officeooo:rsid="008aad6e"/>
    </style:style>
    <style:style style:name="T52" style:family="text">
      <style:text-properties officeooo:rsid="008b9026"/>
    </style:style>
    <style:style style:name="T53" style:family="text">
      <style:text-properties officeooo:rsid="008e3ef4"/>
    </style:style>
    <style:style style:name="T54" style:family="text">
      <style:text-properties officeooo:rsid="0091e27e"/>
    </style:style>
    <style:style style:name="T55" style:family="text">
      <style:text-properties officeooo:rsid="0092a679"/>
    </style:style>
    <style:style style:name="T56" style:family="text">
      <style:text-properties officeooo:rsid="009398ed"/>
    </style:style>
    <style:style style:name="T57" style:family="text">
      <style:text-properties officeooo:rsid="0093c8ea"/>
    </style:style>
    <style:style style:name="T58" style:family="text">
      <style:text-properties officeooo:rsid="009551da"/>
    </style:style>
    <style:style style:name="T59" style:family="text">
      <style:text-properties officeooo:rsid="0097328b"/>
    </style:style>
    <style:style style:name="T60" style:family="text">
      <style:text-properties officeooo:rsid="0098796b"/>
    </style:style>
    <style:style style:name="T61" style:family="text">
      <style:text-properties officeooo:rsid="0099b01e"/>
    </style:style>
    <style:style style:name="T62" style:family="text">
      <style:text-properties officeooo:rsid="009b1b79"/>
    </style:style>
    <style:style style:name="T63" style:family="text">
      <style:text-properties officeooo:rsid="009bb836"/>
    </style:style>
    <style:style style:name="T64" style:family="text">
      <style:text-properties officeooo:rsid="009bf4d9"/>
    </style:style>
    <style:style style:name="T65" style:family="text">
      <style:text-properties officeooo:rsid="009d7594"/>
    </style:style>
    <style:style style:name="T66" style:family="text">
      <style:text-properties officeooo:rsid="00a0c258"/>
    </style:style>
    <style:style style:name="T67" style:family="text">
      <style:text-properties officeooo:rsid="00a2b303"/>
    </style:style>
    <style:style style:name="T68" style:family="text">
      <style:text-properties officeooo:rsid="00a332f3"/>
    </style:style>
    <style:style style:name="T69" style:family="text">
      <style:text-properties officeooo:rsid="00a7215d"/>
    </style:style>
    <style:style style:name="T70" style:family="text">
      <style:text-properties officeooo:rsid="00a8b569"/>
    </style:style>
    <style:style style:name="T71" style:family="text">
      <style:text-properties officeooo:rsid="00accf24"/>
    </style:style>
    <style:style style:name="T72" style:family="text">
      <style:text-properties officeooo:rsid="00ad4f1a"/>
    </style:style>
    <style:style style:name="T73" style:family="text">
      <style:text-properties officeooo:rsid="00ae100f"/>
    </style:style>
    <style:style style:name="T74" style:family="text">
      <style:text-properties officeooo:rsid="00af436f"/>
    </style:style>
    <style:style style:name="T75" style:family="text">
      <style:text-properties officeooo:rsid="00b0e259"/>
    </style:style>
    <style:style style:name="T76" style:family="text">
      <style:text-properties officeooo:rsid="00b15a1d"/>
    </style:style>
    <style:style style:name="T77" style:family="text">
      <style:text-properties officeooo:rsid="00b400a0"/>
    </style:style>
    <style:style style:name="T78" style:family="text">
      <style:text-properties officeooo:rsid="00bad30e"/>
    </style:style>
    <style:style style:name="T79" style:family="text">
      <style:text-properties officeooo:rsid="00c5d5c8"/>
    </style:style>
    <style:style style:name="T80" style:family="text">
      <style:text-properties officeooo:rsid="00c61ca2"/>
    </style:style>
    <style:style style:name="T81" style:family="text">
      <style:text-properties officeooo:rsid="00c7e039"/>
    </style:style>
    <style:style style:name="T82" style:family="text">
      <style:text-properties officeooo:rsid="00c81d52"/>
    </style:style>
    <style:style style:name="T83" style:family="text">
      <style:text-properties officeooo:rsid="00d07cbb"/>
    </style:style>
    <style:style style:name="T84" style:family="text">
      <style:text-properties officeooo:rsid="00d11588"/>
    </style:style>
    <style:style style:name="T85" style:family="text">
      <style:text-properties officeooo:rsid="00d48af2"/>
    </style:style>
    <style:style style:name="T86" style:family="text">
      <style:text-properties officeooo:rsid="00d58f6f"/>
    </style:style>
    <style:style style:name="T87" style:family="text">
      <style:text-properties officeooo:rsid="00d61b0d"/>
    </style:style>
    <style:style style:name="T88" style:family="text">
      <style:text-properties officeooo:rsid="00de1c45"/>
    </style:style>
    <style:style style:name="T89" style:family="text">
      <style:text-properties officeooo:rsid="00e1835c"/>
    </style:style>
    <style:style style:name="T90" style:family="text">
      <style:text-properties officeooo:rsid="00e3f352"/>
    </style:style>
    <style:style style:name="T91" style:family="text">
      <style:text-properties officeooo:rsid="00e593c2"/>
    </style:style>
    <style:style style:name="T92" style:family="text">
      <style:text-properties officeooo:rsid="00e745cc"/>
    </style:style>
    <style:style style:name="T93" style:family="text">
      <style:text-properties officeooo:rsid="00e946f8"/>
    </style:style>
    <style:style style:name="T94" style:family="text">
      <style:text-properties officeooo:rsid="00ecbdf9"/>
    </style:style>
    <style:style style:name="T95" style:family="text">
      <style:text-properties officeooo:rsid="00f38fff"/>
    </style:style>
    <style:style style:name="T96" style:family="text">
      <style:text-properties fo:font-weight="normal" style:font-weight-asian="normal" style:font-weight-complex="normal"/>
    </style:style>
    <style:style style:name="T97" style:family="text">
      <style:text-properties officeooo:rsid="00f57986"/>
    </style:style>
    <style:style style:name="T98" style:family="text">
      <style:text-properties officeooo:rsid="01041fa7"/>
    </style:style>
    <style:style style:name="T99" style:family="text">
      <style:text-properties officeooo:rsid="01069087"/>
    </style:style>
    <style:style style:name="T100" style:family="text">
      <style:text-properties officeooo:rsid="01080f72"/>
    </style:style>
    <style:style style:name="T101" style:family="text">
      <style:text-properties officeooo:rsid="010b57d4"/>
    </style:style>
    <style:style style:name="T102" style:family="text">
      <style:text-properties officeooo:rsid="010c1c39"/>
    </style:style>
    <style:style style:name="T103" style:family="text">
      <style:text-properties officeooo:rsid="0110cf6e"/>
    </style:style>
    <style:style style:name="T104" style:family="text">
      <style:text-properties officeooo:rsid="0112ae08"/>
    </style:style>
    <style:style style:name="T105" style:family="text">
      <style:text-properties officeooo:rsid="01134096"/>
    </style:style>
    <style:style style:name="T106" style:family="text">
      <style:text-properties officeooo:rsid="011507e8"/>
    </style:style>
    <style:style style:name="T107" style:family="text">
      <style:text-properties officeooo:rsid="011611a1"/>
    </style:style>
    <style:style style:name="T108" style:family="text">
      <style:text-properties officeooo:rsid="0118c1b7"/>
    </style:style>
    <style:style style:name="T109" style:family="text">
      <style:text-properties officeooo:rsid="011d7b89"/>
    </style:style>
    <style:style style:name="T110" style:family="text">
      <style:text-properties officeooo:rsid="012295bc"/>
    </style:style>
    <style:style style:name="T111" style:family="text">
      <style:text-properties officeooo:rsid="0124428f"/>
    </style:style>
    <style:style style:name="T112" style:family="text">
      <style:text-properties officeooo:rsid="01259dd7"/>
    </style:style>
    <style:style style:name="T113" style:family="text">
      <style:text-properties officeooo:rsid="012747a4"/>
    </style:style>
    <style:style style:name="T114" style:family="text">
      <style:text-properties officeooo:rsid="012d417c"/>
    </style:style>
    <style:style style:name="T115" style:family="text">
      <style:text-properties officeooo:rsid="012e2582"/>
    </style:style>
    <style:style style:name="T116" style:family="text">
      <style:text-properties officeooo:rsid="0130d625"/>
    </style:style>
    <style:style style:name="T117" style:family="text">
      <style:text-properties officeooo:rsid="01349f16"/>
    </style:style>
    <style:style style:name="T118" style:family="text">
      <style:text-properties officeooo:rsid="013690e4"/>
    </style:style>
    <style:style style:name="T119" style:family="text">
      <style:text-properties officeooo:rsid="013721db"/>
    </style:style>
    <style:style style:name="T120" style:family="text">
      <style:text-properties officeooo:rsid="0137d2de"/>
    </style:style>
    <style:style style:name="T121" style:family="text">
      <style:text-properties officeooo:rsid="0138ecb5"/>
    </style:style>
    <style:style style:name="T122" style:family="text">
      <style:text-properties officeooo:rsid="0138f59f"/>
    </style:style>
    <style:style style:name="T123" style:family="text">
      <style:text-properties officeooo:rsid="013a61b7"/>
    </style:style>
    <style:style style:name="T124" style:family="text">
      <style:text-properties officeooo:rsid="013cf2b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start text:name="__RefHeading___Toc1171_1112826862"/>Jeffrey Benjamin Brown<text:line-break/>2016 June <text:span text:style-name="T1">15</text:span><text:bookmark-end text:name="__RefHeading___Toc1171_1112826862"/></text:p>
      <text:p text:style-name="Title"><text:bookmark-start text:name="__RefHeading___Toc1173_1112826862"/>The Reflexive Set of Labeled Tuples:<text:line-break/>A simple, powerful new data structure<text:bookmark-end text:name="__RefHeading___Toc1173_1112826862"/></text:p>
      <text:h text:style-name="Heading_20_1" text:outline-level="1"><text:bookmark-start text:name="__RefHeading___Toc1175_1112826862"/>Introduction<text:bookmark-end text:name="__RefHeading___Toc1175_1112826862"/></text:h>
      <text:p text:style-name="P25">Are you human?</text:p>
      <text:h text:style-name="Heading_20_2" text:outline-level="2"><text:bookmark-start text:name="__RefHeading___Toc1177_1112826862"/>Congratulations! You understand data structures!<text:bookmark-end text:name="__RefHeading___Toc1177_1112826862"/></text:h>
      <text:p text:style-name="P1">Computer scientists spend a lot of time finding ways to represent problems using a simple, small vocabulary called Data Structures. They include:</text:p>
      <text:p text:style-name="P1"/>
      <text:list xml:id="list1705907421079656464" text:style-name="L1">
        <text:list-item>
          <text:p text:style-name="P34">Nothing.</text:p>
        </text:list-item>
        <text:list-item>
          <text:p text:style-name="P34">Numbers.</text:p>
        </text:list-item>
        <text:list-item>
          <text:p text:style-name="P34">Arrays, which you know as tables or grids.</text:p>
        </text:list-item>
        <text:list-item>
          <text:p text:style-name="P34">Tuples, meaning pairs <text:span text:style-name="T86">(“2-tuples”)</text:span>, triples <text:span text:style-name="T86">(“3-tuples”)</text:span>, <text:span text:style-name="T85">quadruples</text:span>, etc.</text:p>
        </text:list-item>
        <text:list-item>
          <text:p text:style-name="P34">Sets, which you might know as collections.</text:p>
        </text:list-item>
        <text:list-item>
          <text:p text:style-name="P34">Lists, which are like sets, but <text:span text:style-name="T87">with their elements </text:span>ordered first to last.</text:p>
        </text:list-item>
        <text:list-item>
          <text:p text:style-name="P34">Trees, which are the same thing as nested lists. </text:p>
          <text:list>
            <text:list-item>
              <text:p text:style-name="P34">To nest a data structure is to put it inside of another data structure.</text:p>
            </text:list-item>
          </text:list>
        </text:list-item>
        <text:list-item>
          <text:p text:style-name="P34">Maps, which you know as dictionaries.</text:p>
        </text:list-item>
        <text:list-item>
          <text:p text:style-name="P34">Graphs, which you know as networks.</text:p>
        </text:list-item>
      </text:list>
      <text:p text:style-name="P1"/>
      <text:p text:style-name="P1">That's about all of them!</text:p>
      <text:p text:style-name="P1"/>
      <text:p text:style-name="P2">I am introducing another one, only slightly more complex than a graph. It is the Reflexive Set of Labeled Tuples, <text:span text:style-name="T4">or </text:span>RSLT. <text:span text:style-name="T78">(</text:span>I've been pronouncing <text:span text:style-name="T11">it </text:span>"RI<text:span text:style-name="T2">S</text:span>S-<text:span text:style-name="T2">u</text:span>lt", <text:span text:style-name="T11">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3">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12">(See Neo4j for an example of a beautiful language for asking questions about graphs.</text:span><text:span text:style-name="T9">.)</text:span></text:p>
      <text:p text:style-name="P1"/>
      <text:p text:style-name="P1">I have <text:span text:style-name="T94">implemented</text:span> <text:span text:style-name="T12">the RSLT, and open sourced it, on Github</text:span><text:span text:style-name="T12"><text:note text:id="ftn0" text:note-class="footnote"><text:note-citation>1</text:note-citation><text:note-body><text:p text:style-name="P49">https://github.com/JeffreyBenjaminBrown/digraphs-with-text</text:p></text:note-body></text:note></text:span><text:span text:style-name="T12">.</text:span></text:p>
      <text:p text:style-name="P1"/>
      <text:p text:style-name="P1"><text:soft-page-break/>I used the <text:span text:style-name="T94">Functional Graph Library</text:span><text:span text:style-name="T94"><text:note text:id="ftn5" text:note-class="footnote"><text:note-citation>2</text:note-citation><text:note-body><text:p text:style-name="P49">https://hackage.haskell.org/package/fgl-5.5.2.3/docs/Data-Graph-Inductive-Graph.html</text:p></text:note-body></text:note></text:span>. <text:span text:style-name="T6">If you like graphs and functional code, FGL is beautiful and wondrous.</text:span></text:p>
      <text:p text:style-name="P1"/>
      <text:p text:style-name="P47"><text:span text:style-name="T98">In this paper, a</text:span>fter <text:span text:style-name="T95">explaining the problems with existing data structures that the RSLT addresses, </text:span>I describe what it is, from both the user’s perspective and the coder’s. I <text:span text:style-name="T98">then show </text:span>how a coder can implement <text:span text:style-name="T98">the RSLT</text:span> using a graph library. <text:span text:style-name="T98">Last I describe some </text:span>important future avenues of developmen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175_1112826862" text:style-name="Index_20_Link" text:visited-style-name="Index_20_Link">Introduction<text:tab/>1</text:a></text:p>
          <text:p text:style-name="P32"><text:a xlink:type="simple" xlink:href="#__RefHeading___Toc1177_1112826862" text:style-name="Index_20_Link" text:visited-style-name="Index_20_Link">Congratulations! You understand data structures!<text:tab/>1</text:a></text:p>
          <text:p text:style-name="P31"><text:a xlink:type="simple" xlink:href="#__RefHeading___Toc1179_1112826862" text:style-name="Index_20_Link" text:visited-style-name="Index_20_Link">Motivation<text:tab/>2</text:a></text:p>
          <text:p text:style-name="P32"><text:a xlink:type="simple" xlink:href="#__RefHeading___Toc1181_1112826862" text:style-name="Index_20_Link" text:visited-style-name="Index_20_Link">A few short promises<text:tab/>2</text:a></text:p>
          <text:p text:style-name="P32"><text:a xlink:type="simple" xlink:href="#__RefHeading___Toc1183_1112826862" text:style-name="Index_20_Link" text:visited-style-name="Index_20_Link">Expressivity limits and the metadata problem: A real-world example<text:tab/>3</text:a></text:p>
          <text:p text:style-name="P32"><text:a xlink:type="simple" xlink:href="#__RefHeading___Toc1185_1112826862" text:style-name="Index_20_Link" text:visited-style-name="Index_20_Link">Expressivity limits in data structures<text:tab/>4</text:a></text:p>
          <text:p text:style-name="P33"><text:a xlink:type="simple" xlink:href="#__RefHeading___Toc1187_1112826862" text:style-name="Index_20_Link" text:visited-style-name="Index_20_Link">Information has order<text:tab/>4</text:a></text:p>
          <text:p text:style-name="P33"><text:a xlink:type="simple" xlink:href="#__RefHeading___Toc1189_1112826862" text:style-name="Index_20_Link" text:visited-style-name="Index_20_Link">Information can be of any order<text:tab/>4</text:a></text:p>
          <text:p text:style-name="P33"><text:a xlink:type="simple" xlink:href="#__RefHeading___Toc1191_1112826862" text:style-name="Index_20_Link" text:visited-style-name="Index_20_Link">Other data structures max out at a low order<text:tab/>5</text:a></text:p>
          <text:p text:style-name="P31"><text:a xlink:type="simple" xlink:href="#__RefHeading___Toc1193_1112826862" text:style-name="Index_20_Link" text:visited-style-name="Index_20_Link">The RSLT: Definition and implementation<text:tab/>6</text:a></text:p>
          <text:p text:style-name="P32"><text:a xlink:type="simple" xlink:href="#__RefHeading___Toc1195_1112826862" text:style-name="Index_20_Link" text:visited-style-name="Index_20_Link">Words, Templates and Relationships<text:tab/>6</text:a></text:p>
          <text:p text:style-name="P32"><text:a xlink:type="simple" xlink:href="#__RefHeading___Toc1197_1112826862" text:style-name="Index_20_Link" text:visited-style-name="Index_20_Link">Implementing the RSLT using a graph<text:tab/>7</text:a></text:p>
          <text:p text:style-name="P32"><text:a xlink:type="simple" xlink:href="#__RefHeading___Toc1199_1112826862" text:style-name="Index_20_Link" text:visited-style-name="Index_20_Link">Encoding high-order facts in a RSLT<text:tab/>7</text:a></text:p>
          <text:p text:style-name="P33"><text:a xlink:type="simple" xlink:href="#__RefHeading___Toc1201_1112826862" text:style-name="Index_20_Link" text:visited-style-name="Index_20_Link">The fast way: Nested # notation<text:tab/>7</text:a></text:p>
          <text:p text:style-name="P33"><text:a xlink:type="simple" xlink:href="#__RefHeading___Toc1203_1112826862" text:style-name="Index_20_Link" text:visited-style-name="Index_20_Link">The slow way: Building expressions from the bottom up<text:tab/>8</text:a></text:p>
          <text:p text:style-name="P31"><text:a xlink:type="simple" xlink:href="#__RefHeading___Toc1205_1112826862" text:style-name="Index_20_Link" text:visited-style-name="Index_20_Link">Complications<text:tab/>10</text:a></text:p>
          <text:p text:style-name="P32"><text:a xlink:type="simple" xlink:href="#__RefHeading___Toc1207_1112826862" text:style-name="Index_20_Link" text:visited-style-name="Index_20_Link">Subgraph reflexivity: Directions, Stars and Branches<text:tab/>10</text:a></text:p>
          <text:p text:style-name="P32"><text:a xlink:type="simple" xlink:href="#__RefHeading___Toc1209_1112826862" text:style-name="Index_20_Link" text:visited-style-name="Index_20_Link">Subexpression reflexivity<text:tab/>11</text:a></text:p>
          <text:p text:style-name="P32"><text:a xlink:type="simple" xlink:href="#__RefHeading___Toc1211_1112826862" text:style-name="Index_20_Link" text:visited-style-name="Index_20_Link">Types<text:tab/>12</text:a></text:p>
          <text:p text:style-name="P32"><text:a xlink:type="simple" xlink:href="#__RefHeading___Toc1213_1112826862" text:style-name="Index_20_Link" text:visited-style-name="Index_20_Link">Incomplete subexpressions<text:tab/>12</text:a></text:p>
          <text:p text:style-name="P32"><text:a xlink:type="simple" xlink:href="#__RefHeading___Toc1215_1112826862" text:style-name="Index_20_Link" text:visited-style-name="Index_20_Link">Collections<text:tab/>13</text:a></text:p>
          <text:p text:style-name="P32"><text:a xlink:type="simple" xlink:href="#__RefHeading___Toc1217_1112826862" text:style-name="Index_20_Link" text:visited-style-name="Index_20_Link">Hooking other, spacetime-optimized data structures into the RSLT<text:tab/>13</text:a></text:p>
          <text:p text:style-name="P33"><text:a xlink:type="simple" xlink:href="#__RefHeading___Toc1219_1112826862" text:style-name="Index_20_Link" text:visited-style-name="Index_20_Link">Example: Hooking a table into a RSLT<text:tab/>13</text:a></text:p>
        </text:index-body>
      </text:table-of-content>
      <text:p text:style-name="P1"/>
      <text:h text:style-name="Heading_20_1" text:outline-level="1"><text:bookmark-start text:name="__RefHeading___Toc1179_1112826862"/>Motivation<text:bookmark-end text:name="__RefHeading___Toc1179_1112826862"/></text:h>
      <text:h text:style-name="Heading_20_2" text:outline-level="2"><text:bookmark-start text:name="__RefHeading___Toc1181_1112826862"/>A few short promises<text:bookmark-end text:name="__RefHeading___Toc1181_1112826862"/></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text:soft-page-break/></text:p>
      <text:p text:style-name="P1">In the RSLT there is only One Natural Encoding of every fact. This allows the RSLT to eliminates <text:span text:style-name="T13">redundancy</text:span>, eliminate the need for duplicate data. (<text:span text:style-name="T99">Imagine – n</text:span>o more duplicate, redundant data!) A fact can be available in every relevant context even though it is recorded only once. <text:span text:style-name="T14">Edits made </text:span>in any context "<text:span text:style-name="T100">propagate</text:span>" immediately "to" the other contexts, because there is no distance to cross, <text:span text:style-name="T101">there are no copies to coordinate.</text:span></text:p>
      <text:p text:style-name="P1"/>
      <text:p text:style-name="P1">The RSLT eliminates the distinction between data and metadata. Data is data -- be it <text:span text:style-name="T102">names, </text:span>numbers, implications, instructions, warnings, authorship, time of creation, time of intended completion, requirements, subgoals, arguments, relationships between arguments, privacy instructions for the data itself ... I could go on. They are all encoded the same way, <text:span text:style-name="T18">and all queriable</text:span> (separately or jointly) the same way.</text:p>
      <text:p text:style-name="P1"/>
      <text:p text:style-name="P38">The RSLT is easy to learn. It uses ordinary natural language like English or Spanish. All it requires is an explicit understanding of <text:span text:style-name="T107">the geometry</text:span><text:span text:style-name="T107"><text:note text:id="ftn7" text:note-class="footnote"><text:note-citation>3</text:note-citation><text:note-body><text:p text:style-name="P51">I say “geometric” because you don’t actually have to know the names of parts of speech. To encode <text:span text:style-name="T106">a statement like </text:span>“x uses y”, you don’t have to know that “uses” is <text:span text:style-name="T104">the</text:span> verb, <text:span text:style-name="T103">or that “x” is the subject, or that “y” is the object. You only </text:span>need to know that “<text:span text:style-name="T105">uses” connects “x” to “y”.</text:span></text:p></text:note-body></text:note></text:span><text:span text:style-name="T107"> of </text:span>how <text:span text:style-name="T107">sentences divide into subexpressions</text:span>. This is because the One Natural Encoding of a fact is exactly the sentence tree diagram for that fact.</text:p>
      <text:p text:style-name="P10"/>
      <text:p text:style-name="P10"><text:span text:style-name="T15">At this point y</text:span>ou might suspect I am over-promising somewhat. There can be different ways to say <text:span text:style-name="T79">the same thing</text:span> in natural language. <text:span text:style-name="T16">R</text:span>eorderings can leave <text:span text:style-name="T17">a statement’s </text:span>meaning unchanged: "Sam I am" and "I am Sam" <text:span text:style-name="T79">differ in presentation but not in their meaning</text:span>. <text:span text:style-name="T108">The RSLT gets around that problem by letting you separate some words’ order from their meaning. Those two kinds of information might be entangled in ordinary text, but they don’t have to be.</text:span></text:p>
      <text:p text:style-name="P1"/>
      <text:p text:style-name="P1">Because there is only One Natural Encoding of every fact, merging RSLT data is trivially easy.</text:p>
      <text:p text:style-name="P23"/>
      <text:p text:style-name="P10">The RSLT <text:span text:style-name="T1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80">I elaborate in the section called “Hooking other, spacetime-optimized data structures into the RSLT.”</text:span></text:p>
      <text:p text:style-name="P1"/>
      <text:p text:style-name="P1">Some people find those few short promises sufficient motivation to learn about the RSLT. If you are like that, you can skip the rest of this motivation section.</text:p>
      <text:p text:style-name="P1"/>
      <text:h text:style-name="Heading_20_2" text:outline-level="2"><text:bookmark-start text:name="__RefHeading___Toc1183_1112826862"/><text:span text:style-name="T20">Expressivity limits and the metadata problem:<text:line-break/>A r</text:span>eal-world example<text:bookmark-end text:name="__RefHeading___Toc1183_1112826862"/></text:h>
      <text:p text:style-name="P1">I once had a job working with medical data for economic research. We dealt with facts like these:</text:p>
      <text:p text:style-name="P1"/>
      <text:list xml:id="list2576104318598774221" text:style-name="L2">
        <text:list-item>
          <text:p text:style-name="P35">Patient X spent 30 days in the hospital.</text:p>
        </text:list-item>
        <text:list-item>
          <text:p text:style-name="P35">Institution Y provided the data for statement 1.</text:p>
        </text:list-item>
        <text:list-item>
          <text:p text:style-name="P35">Previous patient-stay data from Institution Y have reported numbers greater than 30 as 30.</text:p>
        </text:list-item>
        <text:list-item>
          <text:p text:style-name="P35">Statements 2 and 3 imply that statement 1 might be inaccurate. The true figure might be greater than 30.</text:p>
        </text:list-item>
      </text:list>
      <text:p text:style-name="P1"/>
      <text:p text:style-name="P1"><text:soft-page-break/>We would encode statements like (1) in a table. Tables are simple, uniform, and easy to process automatically. Statements like (2) through (4), <text:span text:style-name="T109">by contrast</text:span>, are "metadata" -- data about the table, which do not themselves fit into the table.</text:p>
      <text:p text:style-name="P1"/>
      <text:p text:style-name="P1">Metadata is typically retained in an ad-hoc manner, if at all. If things go well, the metadata will be <text:span text:style-name="T2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4">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inherent to the data structures available to us. Ours was one instance of a widespread, endemic representation problem. </text:p>
      <text:p text:style-name="P4"/>
      <text:p text:style-name="P11"><text:span text:style-name="T96">Data scientists agree</text:span>: <text:span text:style-name="T8">Metadata is ubiquitous and dangerous.</text:span></text:p>
      <text:p text:style-name="P12"/>
      <text:p text:style-name="P26">With a RSLT, no data needs to be meta!</text:p>
      <text:p text:style-name="P26"/>
      <text:h text:style-name="Heading_20_2" text:outline-level="2"><text:bookmark-start text:name="__RefHeading___Toc1185_1112826862"/>Expressivity limits in data structures<text:bookmark-end text:name="__RefHeading___Toc1185_1112826862"/></text:h>
      <text:p text:style-name="P1">The next three subsections elaborate, <text:span text:style-name="T2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3" text:outline-level="3"><text:bookmark-start text:name="__RefHeading___Toc1187_1112826862"/>Information has order<text:bookmark-end text:name="__RefHeading___Toc1187_1112826862"/></text:h>
      <text:p text:style-name="P1">Information has order. That is not a statement about computer science; it applies to all information.</text:p>
      <text:p text:style-name="P1"/>
      <text:p text:style-name="P1">The "first-order" expressions possible in a natural language are the indivisible, atomic ones. They are usually single words, like "<text:span text:style-name="T26">airport</text:span>" or "<text:span text:style-name="T26">mango</text:span>". <text:span text:style-name="T22">(</text:span>They could be longer phrases, like "Charlie Parker" or "Papua New Guinea".<text:span text:style-name="T2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27">(pronounced “blank uses blank”).</text:span></text:p>
      <text:p text:style-name="P1"/>
      <text:h text:style-name="Heading_20_3" text:outline-level="3"><text:bookmark-start text:name="__RefHeading___Toc1189_1112826862"/>Information can be of any order<text:bookmark-end text:name="__RefHeading___Toc1189_1112826862"/></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text:soft-page-break/>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3" text:outline-level="3"><text:bookmark-start text:name="__RefHeading___Toc1191_1112826862"/>Other data structures max out at <text:span text:style-name="T81">a low</text:span> order<text:bookmark-end text:name="__RefHeading___Toc1191_1112826862"/></text:h>
      <text:p text:style-name="P1">The popular data structures – <text:span text:style-name="T28">sets, maps, lists, arrays – are each </text:span>perfect for something. None of them, <text:span text:style-name="T29">however, i</text:span>s as expressive as a graph.</text:p>
      <text:p text:style-name="P1"/>
      <text:p text:style-name="P1">So let's consider the graph – <text:span text:style-name="T30">the </text:span>current state of the art in general-purpose knowledge representation. Google uses a graph to generate search results. Facebook uses a graph to reason about things like users and advertisers. Graphs are wonderful.</text:p>
      <text:p text:style-name="P1"/>
      <text:p text:style-name="P14"><text:span text:style-name="T110">Earlier </text:span>I described a graph as a collection of dots with some lines connecting the dots, and maybe words or other information written on the lines and the dots. That is accurate, but nonstandard terminology. I should introduce the standard terminology.</text:p>
      <text:p text:style-name="P14"/>
      <text:p text:style-name="P5">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p>
      <text:p text:style-name="P1"/>
      <text:p text:style-name="P14">Here are some examples of graphs:</text:p>
      <text:p text:style-name="P14"/>
      <text:p text:style-name="P14">[[<text:span text:style-name="T111">Organisms: what eats what, what helps what]]</text:span></text:p>
      <text:p text:style-name="P14">[[People traveling: Will go, went]]</text:p>
      <text:p text:style-name="P5"/>
      <text:p text:style-name="P1">Graphs, for all their splendor, cannot express third-order relationships! <text:span text:style-name="T31">The nodes are things (first order expressions), and the edges are relationships (second order expressions). An edge cannot connect two edges, so a third-order relationship is impossible</text:span><text:span text:style-name="T31"><text:note text:id="ftn2" text:note-class="footnote"><text:note-citation>4</text:note-citation><text:note-body><text:p text:style-name="P30">“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p></text:note-body></text:note></text:span><text:span text:style-name="T31">.</text:span><text:line-break/><text:line-break/><text:span text:style-name="T32">That expressivity limit is a problem. </text:span>For instance, <text:span text:style-name="T32">imagine</text:span> a graph with these nodes:</text:p>
      <text:p text:style-name="P1"/>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33">That </text:span>would be a relationship between two relationships, that is, an edge between two edges. <text:span text:style-name="T33">It cannot be encoded – not naturally, not without changing the interpretation of some of the graph.</text:span></text:p>
      <text:p text:style-name="P1"/>
      <text:p text:style-name="P1"><text:soft-page-break/><text:span text:style-name="T34">And t</text:span>hat is to say nothing of the fourth-order statement, "According to Citibank's definition, Greece is a bad credit risk, because Greece owes $400 billion." Or the fifth-order statement, "If Citibank raised to 300% of GDP the debt ratio it uses to define a bad credit risk, then Greece would not be a bad credit risk, because Greece owes $400 billion and its GDP is $200 billion."</text:p>
      <text:p text:style-name="P1"/>
      <text:p text:style-name="P6">Most statements are of an order greater than two, because most sentences are more complex than "<text:span text:style-name="T35">puppies</text:span> are fuzzy". </text:p>
      <text:p text:style-name="P6"/>
      <text:p text:style-name="P6">The RSLT is the only data structure that accommodate<text:span text:style-name="T36">s</text:span> them all <text:span text:style-name="T36">equally.</text:span></text:p>
      <text:p text:style-name="P1"/>
      <text:h text:style-name="Heading_20_1" text:outline-level="1"><text:bookmark-start text:name="__RefHeading___Toc1193_1112826862"/>The RSLT: Definition and implementation<text:bookmark-end text:name="__RefHeading___Toc1193_1112826862"/></text:h>
      <text:p text:style-name="P1">It is a simple data structure. To understand this paper, you do not need to know any programming language. However, it bears pointing out that the RSLT can be defined in just four lines of Haskell:</text:p>
      <text:p text:style-name="P1"/>
      <text:p text:style-name="P15"><text:s text:c="4"/>import Data.Graph.Inductive</text:p>
      <text:p text:style-name="P15"><text:s text:c="4"/>type RSLT = Gr Expression RSLTEdge</text:p>
      <text:p text:style-name="P15"><text:s text:c="4"/>data Expression = Word String | Relationship | Template [String] </text:p>
      <text:p text:style-name="P15"><text:s text:c="4"/>data RSLTEdge = UsesTemplate | UsesMember Int</text:p>
      <text:p text:style-name="P1"/>
      <text:p text:style-name="P1">You can find that code <text:span text:style-name="T97">online</text:span><text:span text:style-name="T97"><text:note text:id="ftn1" text:note-class="footnote"><text:note-citation>5</text:note-citation><text:note-body><text:p text:style-name="P50">https://github.com/JeffreyBenjaminBrown/digraphs-with-text/blob/master/src/Dwt/Minimal_Types.hs</text:p></text:note-body></text:note></text:span>, with explanatory comments<text:span text:style-name="T37">.</text:span></text:p>
      <text:p text:style-name="P1"/>
      <text:h text:style-name="Heading_20_2" text:outline-level="2"><text:bookmark-start text:name="__RefHeading___Toc1195_1112826862"/>Words, Templates and Relationships<text:bookmark-end text:name="__RefHeading___Toc1195_1112826862"/></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38">the </text:span>atomic, first-order expressions <text:span text:style-name="T38">of a RSLT</text:span>. <text:span text:style-name="T39">Possible examples </text:span>include "cat" and "France".</text:p>
      <text:p text:style-name="P1"/>
      <text:p text:style-name="P1">The Templates define the kinds of Relationships possible. "_ is a _" (pronounced "blank <text:span text:style-name="T40">is a </text:span>blank") is an example of a Template. Other examples include "_ produces _" and "_ said _ to _". By itself, a Template does not relate anything; <text:span text:style-name="T41">rather, </text:span>it defines a way that things can be related.</text:p>
      <text:p text:style-name="P1"/>
      <text:p text:style-name="P1">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pan text:style-name="T82">T</text:span>he "arity" of a relationship is defined as the number of things it relates. An arity-2 ("binary") relationship relates two things; an arity-5 relationship relates 5 things.</text:p>
      <text:p text:style-name="P1"/>
      <text:p text:style-name="P1"><text:soft-page-break/>The number of blanks in a Template determines its arity. Because most relationships are binary, most Templates have two blanks. However, a Template can as easily relate three (for instance, "_ <text:span text:style-name="T43">gave </text:span>_ <text:span text:style-name="T42">to</text:span> _") or more things. (This <text:span text:style-name="T44">provides </text:span>another sense in which the RSLT generalizes the graph: In a graph, an edge must connect exactly two nodes.)</text:p>
      <text:p text:style-name="P1"/>
      <text:p text:style-name="P7">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2" text:outline-level="2"><text:bookmark-start text:name="__RefHeading___Toc1197_1112826862"/>Implementing the RSLT using a graph<text:bookmark-end text:name="__RefHeading___Toc1197_1112826862"/></text:h>
      <text:p text:style-name="P1">One can implement a RSLT using a graph, <text:span text:style-name="T45">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46">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46">never </text:span>point from Words or Templates, only to them.</text:p>
      <text:p text:style-name="P1"/>
      <text:p text:style-name="P36">[[<text:span text:style-name="T92">picture: plants are green because plants use chlorophyll: </text:span></text:p>
      <text:p text:style-name="P36"><text:span text:style-name="T92">follow with text explanation]]</text:span></text:p>
      <text:p text:style-name="P1"/>
      <text:h text:style-name="Heading_20_2" text:outline-level="2"><text:bookmark-start text:name="__RefHeading___Toc1199_1112826862"/><text:span text:style-name="T47">Encoding </text:span>high-order facts in a RSLT<text:bookmark-end text:name="__RefHeading___Toc1199_1112826862"/></text:h>
      <text:h text:style-name="Heading_20_3" text:outline-level="3"><text:bookmark-start text:name="__RefHeading___Toc1201_1112826862"/>The <text:span text:style-name="T83">fast </text:span>way: <text:span text:style-name="T83">N</text:span>ested # notation<text:bookmark-end text:name="__RefHeading___Toc1201_1112826862"/></text:h>
      <text:p text:style-name="P1">Suppose we wanted to encode the following facts in a RSLT:</text:p>
      <text:p text:style-name="P1"/>
      <text:p text:style-name="P13"><text:s text:c="4"/><text:span text:style-name="T10">Data Set 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8"><text:s text:c="4"/><text:span text:style-name="T48">Data Set 1.1</text:span></text:p>
      <text:p text:style-name="P1"><text:s text:c="4"/>Mildred #(is a) person.</text:p>
      <text:p text:style-name="P1"><text:s text:c="4"/>Mildred #has stable angina.</text:p>
      <text:p text:style-name="P1"><text:s text:c="4"/>Stable angina #(is a) coronary artery disease.</text:p>
      <text:p text:style-name="P1"><text:soft-page-break/><text:s text:c="4"/>##Every person #with coronary artery disease ###needs mustard.</text:p>
      <text:p text:style-name="P1"/>
      <text:p text:style-name="P9">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9"/>
      <text:p text:style-name="P17">Nested # notation works equally well with higher-arity Relationships<text:note text:id="ftn3" text:note-class="footnote"><text:note-citation>6</text:note-citation><text:note-body><text:p text:style-name="P28">For example, “Che ###used markers #and paper ##from China ###to write #about China.”</text:p></text:note-body></text:note>.</text:p>
      <text:p text:style-name="P9"/>
      <text:p text:style-name="P9"><text:span text:style-name="T63">Inputting an expression using nested # notation allows the computer to generate the substatements in it automatically, or find them and use them if they already exist.</text:span><text:line-break/></text:p>
      <text:h text:style-name="Heading_20_3" text:outline-level="3"><text:bookmark-start text:name="__RefHeading___Toc1203_1112826862"/>The <text:span text:style-name="T83">slow</text:span> way: Building expressions from the bottom up<text:bookmark-end text:name="__RefHeading___Toc1203_1112826862"/></text:h>
      <text:p text:style-name="P1">In principle, all that is needed to enter Data Set 1 is to type the four sentences in Data Set 1.1. I have not yet written that <text:span text:style-name="T64">input method. (I have implemented nested # notation, but only so far as an output method – see below.)</text:span></text:p>
      <text:p text:style-name="P1"/>
      <text:p text:style-name="P1">The existing <text:span text:style-name="T65">interface for entering data </text:span>is slower to use, because it requires building each subexpression before creating a superexpression <text:span text:style-name="T49">that uses </text:span>them.</text:p>
      <text:p text:style-name="P1"/>
      <text:p text:style-name="P1">Because it is awkward and temporary, the purpose of this section is not to explain the existing interface. I just want to <text:span text:style-name="T50">demonstrate </text:span>that the data can be represented.</text:p>
      <text:p text:style-name="P1"/>
      <text:p text:style-name="P46"><text:span text:style-name="T93">(Y</text:span>ou can <text:span text:style-name="T97">find the following code online</text:span><text:span text:style-name="T97"><text:note text:id="ftn6" text:note-class="footnote"><text:note-citation>7</text:note-citation><text:note-body><text:p text:style-name="P50">https://github.com/JeffreyBenjaminBrown/digraphs-with-text/blob/master/introduction/demo.hs</text:p></text:note-body></text:note></text:span><text:span text:style-name="T97">, and with a Haskell interpreter like GHCI, run it </text:span>yourself.<text:span text:style-name="T93">)</text:span></text:p>
      <text:p text:style-name="P1"/>
      <text:p text:style-name="P1">First, let's create an empty RSLT named "g":</text:p>
      <text:p text:style-name="P1"/>
      <text:p text:style-name="P15"><text:s text:c="4"/>&gt; let g = empty :: RSLT</text:p>
      <text:p text:style-name="P1"/>
      <text:p text:style-name="P1">Next, let's insert into g the five Templates we will need:</text:p>
      <text:p text:style-name="P1"/>
      <text:p text:style-name="P15"><text:s text:c="4"/>&gt; g &lt;- pure $ foldl (flip insTplt) g</text:p>
      <text:p text:style-name="P15"><text:s text:c="8"/>["every _"</text:p>
      <text:p text:style-name="P15"><text:tab/>,"_ is a _"</text:p>
      <text:p text:style-name="P15"><text:tab/>, "_ has _"</text:p>
      <text:p text:style-name="P15"><text:tab/>,"_ with _"</text:p>
      <text:p text:style-name="P15"><text:tab/>, "_ needs _"]</text:p>
      <text:p text:style-name="P15"/>
      <text:p text:style-name="P1">Now let's look at g:</text:p>
      <text:p text:style-name="P1"/>
      <text:p text:style-name="P15"><text:s text:c="4"/>&gt; view g $ nodes g</text:p>
      <text:p text:style-name="P15"><text:s text:c="4"/>(0,"#every _")</text:p>
      <text:p text:style-name="P15"><text:s text:c="4"/>(1,"_ #(is a) _")</text:p>
      <text:p text:style-name="P15"><text:s text:c="4"/>(2,"_ #has _")</text:p>
      <text:p text:style-name="P15"><text:s text:c="4"/>(3,"_ #with _")</text:p>
      <text:p text:style-name="P15"><text:s text:c="4"/>(4,"_ #needs _")</text:p>
      <text:p text:style-name="P15"/>
      <text:p text:style-name="P1"><text:soft-page-break/>Each expression appears alongside its address. For instance, the unary "every _" Template resides at address 0, and the binary "_ needs _" Template is at address 4.</text:p>
      <text:p text:style-name="P1"/>
      <text:p text:style-name="P1">Next, lets put our first order expressions into the RSLT: the Words "person", "Mildred", "stable angina", "coronary artery disease", and "mustard". (For these purposes "coronary artery disease" and "stable angina" are single Words.)</text:p>
      <text:p text:style-name="P1"/>
      <text:p text:style-name="P15"><text:s text:c="4"/>&gt; g &lt;- pure $ foldl (flip insStr) g</text:p>
      <text:p text:style-name="P15"><text:s text:c="9"/>["person", <text:s/>"Mildred", <text:s/>"stable angina"</text:p>
      <text:p text:style-name="P15"><text:tab/> , <text:s/>"coronary artery disease", <text:s/>"mustard"]</text:p>
      <text:p text:style-name="P15"/>
      <text:p text:style-name="P1">The new Words are inserted after the Templates:</text:p>
      <text:p text:style-name="P1"/>
      <text:p text:style-name="P15"><text:s text:c="4"/>&gt; view g $ nodes g</text:p>
      <text:p text:style-name="P15"><text:s text:c="4"/>(0,"#every _")</text:p>
      <text:p text:style-name="P15"><text:s text:c="4"/>(1,"_ #(is a) _")</text:p>
      <text:p text:style-name="P15"><text:s text:c="4"/>(2,"_ #has _")</text:p>
      <text:p text:style-name="P15"><text:s text:c="4"/>(3,"_ #with _")</text:p>
      <text:p text:style-name="P15"><text:s text:c="4"/>(4,"_ #needs _")</text:p>
      <text:p text:style-name="P15"><text:s text:c="4"/>(5,"person")</text:p>
      <text:p text:style-name="P15"><text:s text:c="4"/>(6,"Mildred")</text:p>
      <text:p text:style-name="P15"><text:s text:c="4"/>(7,"stable angina")</text:p>
      <text:p text:style-name="P15"><text:s text:c="4"/>(8,"coronary artery disease")</text:p>
      <text:p text:style-name="P15"><text:s text:c="4"/>(9,"mustard")</text:p>
      <text:p text:style-name="P15"/>
      <text:p text:style-name="P1">Now that we have both Templates and Words, we can start adding Relationships. First let's encode that Mildred is a person and stable angina is a coronary artery disease:</text:p>
      <text:p text:style-name="P1"/>
      <text:p text:style-name="P15"><text:s text:c="4"/>&gt; g &lt;- pure $ fromRight $ insRel 1 [6,5] g</text:p>
      <text:p text:style-name="P15"><text:s text:c="6"/>-- creates node 10, "Mildred is a person"</text:p>
      <text:p text:style-name="P15"><text:s text:c="4"/>&gt; g &lt;- pure $ fromRight $ insRel 1 [7,8] g</text:p>
      <text:p text:style-name="P15"><text:s text:c="6"/>-- creates node 11, "stable angina is a coronary artery disease"</text:p>
      <text:p text:style-name="P15"/>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27">Rather than showing all of g, let's just look at the Relationships in it:</text:p>
      <text:p text:style-name="P1"/>
      <text:p text:style-name="P16"><text:s text:c="4"/>&gt; <text:span text:style-name="T88">view g $ nodes $ labfilter isRel g</text:span></text:p>
      <text:p text:style-name="P15"><text:s text:c="4"/>(10,"Mildred ##(is a) person")</text:p>
      <text:p text:style-name="P15"><text:s text:c="4"/>(11,"stable angina ##(is a) coronary artery disease")</text:p>
      <text:p text:style-name="P15"/>
      <text:p text:style-name="P1">Expressions 10 and 11 are the two new Relationships. In both of them, the ## symbol identifies the Relationship label "is a", on either side of which appear the two Members.</text:p>
      <text:p text:style-name="P1"/>
      <text:p text:style-name="P1">Last, let us encode the idea that every person with coronary artery disease needs mustard:</text:p>
      <text:p text:style-name="P1"/>
      <text:p text:style-name="P15"><text:s text:c="4"/>&gt; g &lt;- pure $ fromRight $ insRel 3 [5,8] g</text:p>
      <text:p text:style-name="P15"><text:s text:c="6"/>-- creates node 12: "person with coronary artery disease"</text:p>
      <text:p text:style-name="P15"><text:s text:c="4"/>&gt; g &lt;- pure $ fromRight $ insRel 0 [12] g</text:p>
      <text:p text:style-name="P15"><text:s text:c="6"/>-- creates node 13: "every person with coronary artery disease"</text:p>
      <text:p text:style-name="P15"><text:soft-page-break/><text:s text:c="4"/>&gt; g &lt;- pure $ fromRight $ insRel 4 [13,9] g</text:p>
      <text:p text:style-name="P15"><text:s text:c="6"/>-- creates node 14: "every person with coronary artery disease needs mustard"</text:p>
      <text:p text:style-name="P15"/>
      <text:p text:style-name="P1">Here is the final RSLT:</text:p>
      <text:p text:style-name="P1"/>
      <text:p text:style-name="P15"><text:s text:c="4"/>&gt; view g $ nodes g</text:p>
      <text:p text:style-name="P15"><text:s text:c="4"/>(0,"#every _")</text:p>
      <text:p text:style-name="P15"><text:s text:c="4"/>(1,"_ #(is a) _")</text:p>
      <text:p text:style-name="P15"><text:s text:c="4"/>(2,"_ #has _")</text:p>
      <text:p text:style-name="P15"><text:s text:c="4"/>(3,"_ #with _")</text:p>
      <text:p text:style-name="P15"><text:s text:c="4"/>(4,"_ #needs _")</text:p>
      <text:p text:style-name="P15"><text:s text:c="4"/>(5,"person")</text:p>
      <text:p text:style-name="P15"><text:s text:c="4"/>(6,"Mildred")</text:p>
      <text:p text:style-name="P15"><text:s text:c="4"/>(7,"stable angina")</text:p>
      <text:p text:style-name="P15"><text:s text:c="4"/>(8,"coronary artery disease")</text:p>
      <text:p text:style-name="P15"><text:s text:c="4"/>(9,"mustard")</text:p>
      <text:p text:style-name="P15"><text:s text:c="4"/>(10,"Mildred ##(is a) person")</text:p>
      <text:p text:style-name="P15"><text:s text:c="4"/>(11,"stable angina ##(is a) coronary artery disease")</text:p>
      <text:p text:style-name="P15"><text:s text:c="4"/>(12,"person ##with coronary artery disease")</text:p>
      <text:p text:style-name="P15"><text:s text:c="4"/>(13,"####every person ##with coronary artery disease")</text:p>
      <text:p text:style-name="P15"><text:s text:c="4"/>(14,"####every person ##with coronary artery disease ########needs mustard")</text:p>
      <text:p text:style-name="P15"/>
      <text:p text:style-name="P1">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P48" text:outline-level="1"><text:bookmark-start text:name="__RefHeading___Toc1205_1112826862"/>Complexities and <text:span text:style-name="T112">possible </text:span>extensions<text:bookmark-end text:name="__RefHeading___Toc1205_1112826862"/></text:h>
      <text:h text:style-name="Heading_20_2" text:outline-level="2"><text:bookmark-start text:name="__RefHeading___Toc1207_1112826862"/>Subgraph reflexivity: Directions, Stars and Branches<text:bookmark-end text:name="__RefHeading___Toc1207_1112826862"/></text:h>
      <text:h text:style-name="Heading_20_3" text:outline-level="3">Directions</text:h>
      <text:p text:style-name="P39">Some relationships, like "x equals y", "x is like y", or "x contradicts y" are undirected, symmetric. They treat x and y the same. <text:span text:style-name="T53">A symmetric relationship</text:span> <text:span text:style-name="T53">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h text:style-name="Heading_20_3" text:outline-level="3">Stars</text:h>
      <text:p text:style-name="P40"><text:span text:style-name="T54">Graph theorists </text:span>talk about stars. A star <text:span text:style-name="T113">in a graph </text:span>consists of a central node and a collection of other nodes connected to the central one. The other nodes are called leaves.</text:p>
      <text:p text:style-name="P40"/>
      <text:p text:style-name="P41">Once you can assign Direction to <text:span text:style-name="T114">relationships</text:span> in a RSLT graph, you can ask to see a Star. <text:span text:style-name="T116">A Star in a RSLT is </text:span>the set of all Expressions bearing some relation to a central Expression. Examples of Star <text:soft-page-break/>queries include "(show me) everything that needs electricity" or "<text:span text:style-name="T55">every story</text:span> that demonstrates kindness".</text:p>
      <text:p text:style-name="P1"/>
      <text:p text:style-name="P20">[[<text:span text:style-name="T89">graph: everything that needs air: </text:span></text:p>
      <text:p text:style-name="P44"><text:s text:c="2"/>{nodes </text:p>
      <text:p text:style-name="P44"><text:s text:c="6"/>goods {water, air, electricity, bananas}, <text:line-break/> <text:s text:c="5"/>actors {horse, robot, tree, another robot, rabbit} <text:line-break/> <text:s/>{edges: “needs”, “can ingest”} ]]</text:p>
      <text:p text:style-name="P44">[[ graph: everything that demosntrates kindness</text:p>
      <text:p text:style-name="P44"><text:s text:c="4"/>{nodes: {qualities: kindness, spontaneity, endurance}</text:p>
      <text:p text:style-name="P44"><text:s text:c="18"/>{stories: when brian and katie visited me in the hospital</text:p>
      <text:p text:style-name="P44"><text:s text:c="33"/>when star child bought me a ticket to see the bad plus</text:p>
      <text:p text:style-name="P44"><text:s text:c="33"/>when jamie pulled on a giraffe’s tail</text:p>
      <text:p text:style-name="P44"><text:s text:c="33"/>when godzilla attacked tokyo }</text:p>
      <text:p text:style-name="P44"><text:s text:c="4"/>{edges: _ demostrates _]]</text:p>
      <text:p text:style-name="P1"/>
      <text:p text:style-name="P42"><text:span text:style-name="T115">The user is asking the computer, “If you start from node X and follow every Relationship of [a certain kind], what do you find?”</text:span></text:p>
      <text:p text:style-name="P42"/>
      <text:h text:style-name="Heading_20_3" text:outline-level="3">Branches</text:h>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56">danced with </text:span>today, and everybody they <text:span text:style-name="T56">danced with </text:span>today, and everybody ..."</text:p>
      <text:p text:style-name="P18"/>
      <text:p text:style-name="P19">[[picture<text:span text:style-name="T90">s</text:span>: <text:span text:style-name="T90">chain of command, food chain]]</text:span></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19">[[<text:span text:style-name="T91">base graph: nodes: {1 red, many blue}</text:span></text:p>
      <text:p text:style-name="P21"><text:s text:c="23"/><text:span text:style-name="T91">edges: {green, directed}<text:line-break/> graph with star from blue node</text:span></text:p>
      <text:p text:style-name="P45"><text:s/>graph with 2 generations of branch from blue node</text:p>
      <text:p text:style-name="P45"><text:s/>...<text:line-break/> graph with branch from blue node ]]</text:p>
      <text:p text:style-name="P45"/>
      <text:h text:style-name="Heading_20_3" text:outline-level="3">How implemented are they?</text:h>
      <text:p text:style-name="P1">I implemented the Direction, and called it RelSpec. It is reified; that is, RelSpecs are another kind of node in the RSLT graph.</text:p>
      <text:p text:style-name="P1"/>
      <text:p text:style-name="P1"><text:soft-page-break/>I implemented some Star and Branch-creating functions; they are the ones with "fork" or "dfs" or "bfs" in the name. I have not yet reified Stars or Branches.</text:p>
      <text:p text:style-name="P1"/>
      <text:p text:style-name="P1">A general Branch could use any collection of Directions, in any order – <text:span text:style-name="T117">for instance, </text:span>"show me everybody who <text:span text:style-name="T57">gave</text:span> an apple <text:span text:style-name="T118">to</text:span> someone who thre<text:span text:style-name="T57">w</text:span> a blueberry at someone who <text:span text:style-name="T57">made a silly face on </text:span>a boat".</text:p>
      <text:p text:style-name="P1"/>
      <text:h text:style-name="Heading_20_2" text:outline-level="2"><text:bookmark-start text:name="__RefHeading___Toc1209_1112826862"/><text:span text:style-name="T51">Subexpression </text:span>reflexivity<text:bookmark-end text:name="__RefHeading___Toc1209_1112826862"/></text:h>
      <text:p text:style-name="P1">There is a kind of statement that the RSLT as so far defined cannot encode. Here is an example:</text:p>
      <text:p text:style-name="P1"/>
      <text:p text:style-name="P1"><text:s text:c="4"/>"The <text:span text:style-name="T52">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43">The RSLT, in order to represent such statements, needs a<text:span text:style-name="T119">nother</text:span> kind of <text:span text:style-name="T119">expression</text:span>: the Subexpression Reference. In the graph implementation of a RSLT, a Subexpression Reference is a fourth kind of node. <text:span text:style-name="T121">The </text:span>Subexpression Reference node indicates the position in the superexpression that the subexpression occupies. <text:span text:style-name="T121">An edge flows from the Subexpression Reference </text:span>to<text:span text:style-name="T120">ward</text:span> the subexpression <text:span text:style-name="T121">it </text:span>reference<text:span text:style-name="T121">s</text:span>.</text:p>
      <text:p text:style-name="P1"/>
      <text:p text:style-name="P1">For instance, in the <text:span text:style-name="T122">above </text:span>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2" text:outline-level="2"><text:bookmark-start text:name="__RefHeading___Toc1211_1112826862"/>Types<text:bookmark-end text:name="__RefHeading___Toc1211_1112826862"/></text:h>
      <text:p text:style-name="P1">Types makes languages safer. One types a relationship by declaring what kinds of things can go in which position of it.</text:p>
      <text:p text:style-name="P1"/>
      <text:p text:style-name="P1"><text:span text:style-name="T58">Untyped</text:span>, <text:span text:style-name="T59">a Template such as </text:span>"_ is a _" can be misused. <text:span text:style-name="T59">A </text:span>user <text:span text:style-name="T59">could </text:span>encode the statement "Idea is a pink". The word "pink" <text:span text:style-name="T60">is not the kind of word that makes sense in </text:span>the second position of an #(is a) relationship.</text:p>
      <text:p text:style-name="P1"/>
      <text:p text:style-name="P1">Typing lets you specify that the first Member should be a noun and the second a category.</text:p>
      <text:p text:style-name="P1"/>
      <text:p text:style-name="P1">RSLT Templates could be typed by including a Branch at each blank.</text:p>
      <text:p text:style-name="P1"/>
      <text:h text:style-name="Heading_20_2" text:outline-level="2"><text:bookmark-start text:name="__RefHeading___Toc1213_1112826862"/>Incomplete subexpressions<text:bookmark-end text:name="__RefHeading___Toc1213_1112826862"/></text:h>
      <text:p text:style-name="P1">In the Demonstration section, I encoded the statement "every person with coronary artery disease needs mustard". Before I could, I had to first encode the subexpression "every person with coronary artery disease" – <text:span text:style-name="T61">and</text:span> before that, I had to encode "person with coronary artery disease".</text:p>
      <text:p text:style-name="P1"><text:soft-page-break/></text:p>
      <text:p text:style-name="P1">I explained how the data entry task could be shortened by using nested #-notation. Rather than create those three subexpressions, one could simply enter "##every person #with coronary artery disease <text:span text:style-name="T62">###</text:span>needs mustard", and the subexpressions would be created automatically, <text:span text:style-name="T66">or found and used if they already exist.</text:span></text:p>
      <text:p text:style-name="P22"/>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
      <text:p text:style-name="P1"><text:span text:style-name="T124">Those </text:span>are not meaningful as standalone expressions; they only exist to serve as subexpressions in something else. The graph should know that about them, so that it can <text:span text:style-name="T77">refrain from showing them as if they were complete thoughts in themselves.</text:span></text:p>
      <text:p text:style-name="P1"/>
      <text:p text:style-name="P1">A <text:span text:style-name="T68">simple </text:span>solution would be to <text:span text:style-name="T68">divide the Relationship constructor</text:span><text:span text:style-name="T68"><text:note text:id="ftn4" text:note-class="footnote"><text:note-citation>8</text:note-citation><text:note-body><text:p text:style-name="P29"><text:span text:style-name="T70">Here </text:span>I am borrowing the term “constructor” from Haskell. In this context it just means “kind of node”.</text:p></text:note-body></text:note></text:span><text:span text:style-name="T68"> into two, one of them still called </text:span>Relationship, the other SubRelationship. <text:span text:style-name="T69">(The Template and Word constructors would remain unchanged.)</text:span></text:p>
      <text:p text:style-name="P1"/>
      <text:h text:style-name="Heading_20_2" text:outline-level="2"><text:bookmark-start text:name="__RefHeading___Toc1215_1112826862"/>Collection<text:span text:style-name="T52">s</text:span><text:bookmark-end text:name="__RefHeading___Toc1215_1112826862"/></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I called this idea Coll, and reified it, but have not written many functions for it.</text:p>
      <text:p text:style-name="P1"/>
      <text:h text:style-name="Heading_20_2" text:outline-level="2"><text:bookmark-start text:name="__RefHeading___Toc1217_1112826862"/>Hooking other, spacetime-optimized data structures into the RSLT <text:span text:style-name="T84">interface</text:span><text:bookmark-end text:name="__RefHeading___Toc1217_1112826862"/></text:h>
      <text:p text:style-name="P1">The RSLT has good space properties, because it eliminates the need for redundant data. It also has good speed properties, for the same reason trees and graphs do. What it is optimized for, however, is expressivity.</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text:soft-page-break/></text:p>
      <text:h text:style-name="Heading_20_3" text:outline-level="3"><text:bookmark-start text:name="__RefHeading___Toc1219_1112826862"/>Example: Hooking a table into a RSLT<text:bookmark-end text:name="__RefHeading___Toc1219_1112826862"/></text:h>
      <text:p text:style-name="P1">A table ("array") is a very space-efficient data structure. Imagine a table that <text:span text:style-name="T71">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72">be </text:span>a <text:span text:style-name="T72">M</text:span>ember of an expression of this form:</text:p>
      <text:p text:style-name="P1"/>
      <text:p text:style-name="P1"><text:s text:c="4"/><text:span text:style-name="T24">Form A:</text:span> "[country] produced [number] kites in [year]." That would use more space.</text:p>
      <text:p text:style-name="P1"/>
      <text:p text:style-name="P1">However, the table can be "hooked" into the RSLT "interface" without changing how the table is stored. Doing so <text:span text:style-name="T73">lets </text:span>you query the data as if you had encoded 100 facts of Form A in the normal RSLT manner.</text:p>
      <text:p text:style-name="P1"/>
      <text:p text:style-name="P1"><text:span text:style-name="T74">Such a hook must provide </text:span>the following information: "There is an external data set which encodes, for some years and some countries, how many kites were produced. The countries <text:span text:style-name="T75">it covers</text:span> are these ... <text:span text:style-name="T75">T</text:span>he years <text:span text:style-name="T75">it covers </text:span>are these ... If someone asks about one of the available (country, year) pairs, here is how to find <text:span text:style-name="T76">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3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8T16:48:36.555117797</dc:date>
    <meta:editing-duration>PT4H17M6S</meta:editing-duration>
    <meta:editing-cycles>274</meta:editing-cycles>
    <meta:generator>LibreOffice/5.1.2.2$Linux_X86_64 LibreOffice_project/10m0$Build-2</meta:generator>
    <meta:document-statistic meta:table-count="0" meta:image-count="0" meta:object-count="0" meta:page-count="14" meta:paragraph-count="294" meta:word-count="4871" meta:character-count="29853" meta:non-whitespace-character-count="24746"/>
  </office:meta>
</office:document-meta>
</file>